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121"/>
    <style:style style:name="ce2" style:family="table-cell" style:parent-style-name="Default" style:data-style-name="N122"/>
    <style:style style:name="ce3" style:family="table-cell" style:parent-style-name="Default" style:data-style-name="N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Default"/>
        <table:table-column table:style-name="co1" table:number-columns-repeated="3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column table:style-name="co1" table:default-cell-style-name="ce3"/>
        <table:table-column table:style-name="co1" table:number-columns-repeated="2" table:default-cell-style-name="ce1"/>
        <table:table-column table:style-name="co1" table:number-columns-repeated="2" table:default-cell-style-name="Default"/>
        <table:table-column table:style-name="co1" table:number-columns-repeated="3" table:default-cell-style-name="ce1"/>
        <table:table-column table:style-name="co1" table:default-cell-style-name="ce3"/>
        <table:table-row table:style-name="ro1">
          <table:table-cell table:number-columns-repeated="5"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\#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/\$</text:p>
          </table:table-cell>
          <table:table-cell table:style-name="Default" office:value-type="string" calcext:value-type="string">
            <text:p>$/max($)</text:p>
          </table:table-cell>
          <table:table-cell table:style-name="Default"/>
          <table:table-cell office:value-type="string" calcext:value-type="string">
            <text:p>GB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/\$</text:p>
          </table:table-cell>
          <table:table-cell table:style-name="Default" office:value-type="string" calcext:value-type="string">
            <text:p>$/max($)</text:p>
          </table:table-cell>
          <table:table-cell table:style-name="Default"/>
          <table:table-cell office:value-type="string" calcext:value-type="string">
            <text:p>Count</text:p>
          </table:table-cell>
          <table:table-cell table:style-name="Default" office:value-type="string" calcext:value-type="string">
            <text:p>TB</text:p>
          </table:table-cell>
          <table:table-cell table:style-name="Default" office:value-type="string" calcext:value-type="string">
            <text:p>content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/\$</text:p>
          </table:table-cell>
          <table:table-cell table:style-name="Default" office:value-type="string" calcext:value-type="string">
            <text:p>$/max($)</text:p>
          </table:table-cell>
          <table:table-cell table:style-name="Default"/>
          <table:table-cell office:value-type="string" calcext:value-type="string">
            <text:p>Gbit/s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/\$</text:p>
          </table:table-cell>
          <table:table-cell table:style-name="Default" table:number-columns-repeated="2"/>
          <table:table-cell table:style-name="Default" office:value-type="string" calcext:value-type="string">
            <text:p>\$/h</text:p>
          </table:table-cell>
        </table:table-row>
        <table:table-row table:style-name="ro1">
          <table:table-cell/>
          <table:table-cell office:value-type="string" calcext:value-type="string">
            <text:p>c5n.18</text:p>
          </table:table-cell>
          <table:table-cell office:value-type="float" office:value="72" calcext:value-type="float">
            <text:p>72</text:p>
          </table:table-cell>
          <table:table-cell table:formula="of:=[.C3]/2" office:value-type="float" office:value="36" calcext:value-type="float">
            <text:p>36</text:p>
          </table:table-cell>
          <table:table-cell table:formula="of:=CONCATENATE(&quot;\tcp{&quot;; ROUND([.G3] * 100; -1); &quot;}&quot;)" office:value-type="string" office:string-value="\tcp{80}" calcext:value-type="string">
            <text:p>\tcp{80}</text:p>
          </table:table-cell>
          <table:table-cell table:formula="of:=[.D3]/[.$Z3]" office:value-type="float" office:value="9.25925925925926" calcext:value-type="float">
            <text:p>9.3</text:p>
          </table:table-cell>
          <table:table-cell table:formula="of:= [.F3] / [.F$19]" office:value-type="float" office:value="0.787037037037037" calcext:value-type="float">
            <text:p>0.8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CONCATENATE(&quot;\tcp{&quot;; ROUND([.L3] * 100; -1); &quot;}&quot;)" office:value-type="string" office:string-value="\tcp{30}" calcext:value-type="string">
            <text:p>\tcp{30}</text:p>
          </table:table-cell>
          <table:table-cell table:formula="of:=[.I3]/[.$Z3]" office:value-type="float" office:value="49.3827160493827" calcext:value-type="float">
            <text:p>49.4</text:p>
          </table:table-cell>
          <table:table-cell table:formula="of:= [.K3] / [.K$19]" office:value-type="float" office:value="0.337583485124469" calcext:value-type="float">
            <text:p>0.3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formula="of:=IF(ISNUMBER([.O3]); CONCATENATE([.N3]; &quot;\texttimes&quot;; ROUND([.O3]; 1)); &quot;-&quot;)" office:value-type="string" office:string-value="-" calcext:value-type="string">
            <text:p>-</text:p>
          </table:table-cell>
          <table:table-cell table:formula="of:=IF(ISNUMBER([.S3]); CONCATENATE(&quot;\tcp{&quot;; ROUND([.S3] * 100; -1); &quot;}&quot;); &quot;\tcp{-1}&quot;)" office:value-type="string" office:string-value="\tcp{-1}" calcext:value-type="string">
            <text:p>\tcp{-1}</text:p>
          </table:table-cell>
          <table:table-cell table:formula="of:=IF(AND(ISNUMBER([.O3]); ISNUMBER([.N3])); [.N3] * [.O3] / 1000 / [.$Z3]; &quot;-&quot;)" office:value-type="string" office:string-value="-" calcext:value-type="string">
            <text:p>-</text:p>
          </table:table-cell>
          <table:table-cell table:formula="of:= IF(ISNUMBER([.R3]); [.R3] / [.R$19]; &quot;&quot;)">
            <text:p/>
          </table:table-cell>
          <table:table-cell/>
          <table:table-cell office:value-type="float" office:value="100" calcext:value-type="float">
            <text:p>100</text:p>
          </table:table-cell>
          <table:table-cell table:formula="of:=CONCATENATE(&quot;\tcp{&quot;; ROUND([.X3] * 100; -1); &quot;}&quot;)" office:value-type="string" office:string-value="\tcp{100}" calcext:value-type="string">
            <text:p>\tcp{100}</text:p>
          </table:table-cell>
          <table:table-cell table:formula="of:=[.U3]/[.$Z3]" office:value-type="float" office:value="25.7201646090535" calcext:value-type="float">
            <text:p>25.7</text:p>
          </table:table-cell>
          <table:table-cell table:formula="of:= [.W3] / [.W$19]" office:value-type="float" office:value="1" calcext:value-type="float">
            <text:p>1.0</text:p>
          </table:table-cell>
          <table:table-cell/>
          <table:table-cell office:value-type="float" office:value="3.888" calcext:value-type="float">
            <text:p>3.89</text:p>
          </table:table-cell>
        </table:table-row>
        <table:table-row table:style-name="ro1">
          <table:table-cell/>
          <table:table-cell office:value-type="string" calcext:value-type="string">
            <text:p>c5.24</text:p>
          </table:table-cell>
          <table:table-cell office:value-type="float" office:value="96" calcext:value-type="float">
            <text:p>96</text:p>
          </table:table-cell>
          <table:table-cell table:formula="of:=[.C4]/2" office:value-type="float" office:value="48" calcext:value-type="float">
            <text:p>48</text:p>
          </table:table-cell>
          <table:table-cell table:formula="of:=CONCATENATE(&quot;\tcp{&quot;; ROUND([.G4] * 100; -1); &quot;}&quot;)" office:value-type="string" office:string-value="\tcp{100}" calcext:value-type="string">
            <text:p>\tcp{100}</text:p>
          </table:table-cell>
          <table:table-cell table:formula="of:=[.D4]/[.$Z4]" office:value-type="float" office:value="11.7647058823529" calcext:value-type="float">
            <text:p>11.8</text:p>
          </table:table-cell>
          <table:table-cell table:formula="of:= [.F4] / [.F$19]" office:value-type="float" office:value="1" calcext:value-type="float">
            <text:p>1.0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CONCATENATE(&quot;\tcp{&quot;; ROUND([.L4] * 100; -1); &quot;}&quot;)" office:value-type="string" office:string-value="\tcp{30}" calcext:value-type="string">
            <text:p>\tcp{30}</text:p>
          </table:table-cell>
          <table:table-cell table:formula="of:=[.I4]/[.$Z4]" office:value-type="float" office:value="47.0588235294118" calcext:value-type="float">
            <text:p>47.1</text:p>
          </table:table-cell>
          <table:table-cell table:formula="of:= [.K4] / [.K$19]" office:value-type="float" office:value="0.321697203471553" calcext:value-type="float">
            <text:p>0.3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formula="of:=IF(ISNUMBER([.O4]); CONCATENATE([.N4]; &quot;\texttimes&quot;; ROUND([.O4]; 1)); &quot;-&quot;)" office:value-type="string" office:string-value="-" calcext:value-type="string">
            <text:p>-</text:p>
          </table:table-cell>
          <table:table-cell table:formula="of:=IF(ISNUMBER([.S4]); CONCATENATE(&quot;\tcp{&quot;; ROUND([.S4] * 100; -1); &quot;}&quot;); &quot;\tcp{-1}&quot;)" office:value-type="string" office:string-value="\tcp{-1}" calcext:value-type="string">
            <text:p>\tcp{-1}</text:p>
          </table:table-cell>
          <table:table-cell table:formula="of:=IF(AND(ISNUMBER([.O4]); ISNUMBER([.N4])); [.N4] * [.O4] / [.$Z4]; &quot;-&quot;)" office:value-type="string" office:string-value="-" calcext:value-type="string">
            <text:p>-</text:p>
          </table:table-cell>
          <table:table-cell table:formula="of:= IF(ISNUMBER([.R4]); [.R4] / [.R$19]; &quot;&quot;)">
            <text:p/>
          </table:table-cell>
          <table:table-cell/>
          <table:table-cell office:value-type="float" office:value="25" calcext:value-type="float">
            <text:p>25</text:p>
          </table:table-cell>
          <table:table-cell table:formula="of:=CONCATENATE(&quot;\tcp{&quot;; ROUND([.X4] * 100; -1); &quot;}&quot;)" office:value-type="string" office:string-value="\tcp{20}" calcext:value-type="string">
            <text:p>\tcp{20}</text:p>
          </table:table-cell>
          <table:table-cell table:formula="of:=[.U4]/[.$Z4]" office:value-type="float" office:value="6.12745098039216" calcext:value-type="float">
            <text:p>6.1</text:p>
          </table:table-cell>
          <table:table-cell table:formula="of:= [.W4] / [.W$19]" office:value-type="float" office:value="0.238235294117647" calcext:value-type="float">
            <text:p>0.2</text:p>
          </table:table-cell>
          <table:table-cell/>
          <table:table-cell office:value-type="float" office:value="4.08" calcext:value-type="float">
            <text:p>4.08</text:p>
          </table:table-cell>
        </table:table-row>
        <table:table-row table:style-name="ro1">
          <table:table-cell/>
          <table:table-cell office:value-type="string" calcext:value-type="string">
            <text:p>z1d.12</text:p>
          </table:table-cell>
          <table:table-cell office:value-type="float" office:value="48" calcext:value-type="float">
            <text:p>48</text:p>
          </table:table-cell>
          <table:table-cell table:formula="of:=[.C5]/2" office:value-type="float" office:value="24" calcext:value-type="float">
            <text:p>24</text:p>
          </table:table-cell>
          <table:table-cell table:formula="of:=CONCATENATE(&quot;\tcp{&quot;; ROUND([.G5] * 100; -1); &quot;}&quot;)" office:value-type="string" office:string-value="\tcp{50}" calcext:value-type="string">
            <text:p>\tcp{50}</text:p>
          </table:table-cell>
          <table:table-cell table:formula="of:=[.D5]/[.$Z5]" office:value-type="float" office:value="5.37634408602151" calcext:value-type="float">
            <text:p>5.4</text:p>
          </table:table-cell>
          <table:table-cell table:formula="of:= [.F5] / [.F$19]" office:value-type="float" office:value="0.456989247311828" calcext:value-type="float">
            <text:p>0.5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CONCATENATE(&quot;\tcp{&quot;; ROUND([.L5] * 100; -1); &quot;}&quot;)" office:value-type="string" office:string-value="\tcp{60}" calcext:value-type="string">
            <text:p>\tcp{60}</text:p>
          </table:table-cell>
          <table:table-cell table:formula="of:=[.I5]/[.$Z5]" office:value-type="float" office:value="86.0215053763441" calcext:value-type="float">
            <text:p>86.0</text:p>
          </table:table-cell>
          <table:table-cell table:formula="of:= [.K5] / [.K$19]" office:value-type="float" office:value="0.58804865150714" calcext:value-type="float">
            <text:p>0.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.9" calcext:value-type="float">
            <text:p>0.9</text:p>
          </table:table-cell>
          <table:table-cell table:formula="of:=IF(ISNUMBER([.O5]); CONCATENATE([.N5]; &quot;\texttimes&quot;; ROUND([.O5]; 1)); &quot;-&quot;)" office:value-type="string" office:string-value="2\texttimes0.9" calcext:value-type="string">
            <text:p>2\texttimes0.9</text:p>
          </table:table-cell>
          <table:table-cell table:formula="of:=IF(ISNUMBER([.S5]); CONCATENATE(&quot;\tcp{&quot;; ROUND([.S5] * 100; -1); &quot;}&quot;); &quot;\tcp{-1}&quot;)" office:value-type="string" office:string-value="\tcp{10}" calcext:value-type="string">
            <text:p>\tcp{10}</text:p>
          </table:table-cell>
          <table:table-cell table:formula="of:=IF(AND(ISNUMBER([.O5]); ISNUMBER([.N5])); [.N5] * [.O5] / [.$Z5]; &quot;-&quot;)" office:value-type="float" office:value="0.403225806451613" calcext:value-type="float">
            <text:p>0.40</text:p>
          </table:table-cell>
          <table:table-cell table:formula="of:= IF(ISNUMBER([.R5]); [.R5] / [.R$19]; &quot;&quot;)" office:value-type="float" office:value="0.0729032258064517" calcext:value-type="float">
            <text:p>0.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NCATENATE(&quot;\tcp{&quot;; ROUND([.X5] * 100; -1); &quot;}&quot;)" office:value-type="string" office:string-value="\tcp{20}" calcext:value-type="string">
            <text:p>\tcp{20}</text:p>
          </table:table-cell>
          <table:table-cell table:formula="of:=[.U5]/[.$Z5]" office:value-type="float" office:value="5.60035842293907" calcext:value-type="float">
            <text:p>5.6</text:p>
          </table:table-cell>
          <table:table-cell table:formula="of:= [.W5] / [.W$19]" office:value-type="float" office:value="0.217741935483871" calcext:value-type="float">
            <text:p>0.2</text:p>
          </table:table-cell>
          <table:table-cell/>
          <table:table-cell office:value-type="float" office:value="4.464" calcext:value-type="float">
            <text:p>4.46</text:p>
          </table:table-cell>
        </table:table-row>
        <table:table-row table:style-name="ro1">
          <table:table-cell/>
          <table:table-cell office:value-type="string" calcext:value-type="string">
            <text:p>c5d.24</text:p>
          </table:table-cell>
          <table:table-cell office:value-type="float" office:value="96" calcext:value-type="float">
            <text:p>96</text:p>
          </table:table-cell>
          <table:table-cell table:formula="of:=[.C6]/2" office:value-type="float" office:value="48" calcext:value-type="float">
            <text:p>48</text:p>
          </table:table-cell>
          <table:table-cell table:formula="of:=CONCATENATE(&quot;\tcp{&quot;; ROUND([.G6] * 100; -1); &quot;}&quot;)" office:value-type="string" office:string-value="\tcp{90}" calcext:value-type="string">
            <text:p>\tcp{90}</text:p>
          </table:table-cell>
          <table:table-cell table:formula="of:=[.D6]/[.$Z6]" office:value-type="float" office:value="10.4166666666667" calcext:value-type="float">
            <text:p>10.4</text:p>
          </table:table-cell>
          <table:table-cell table:formula="of:= [.F6] / [.F$19]" office:value-type="float" office:value="0.885416666666667" calcext:value-type="float">
            <text:p>0.9</text:p>
          </table:table-cell>
          <table:table-cell/>
          <table:table-cell office:value-type="float" office:value="192" calcext:value-type="float">
            <text:p>192</text:p>
          </table:table-cell>
          <table:table-cell table:formula="of:=CONCATENATE(&quot;\tcp{&quot;; ROUND([.L6] * 100; -1); &quot;}&quot;)" office:value-type="string" office:string-value="\tcp{30}" calcext:value-type="string">
            <text:p>\tcp{30}</text:p>
          </table:table-cell>
          <table:table-cell table:formula="of:=[.I6]/[.$Z6]" office:value-type="float" office:value="41.6666666666667" calcext:value-type="float">
            <text:p>41.7</text:p>
          </table:table-cell>
          <table:table-cell table:formula="of:= [.K6] / [.K$19]" office:value-type="float" office:value="0.284836065573771" calcext:value-type="float">
            <text:p>0.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IF(ISNUMBER([.O6]); CONCATENATE([.N6]; &quot;\texttimes&quot;; ROUND([.O6]; 1)); &quot;-&quot;)" office:value-type="string" office:string-value="4\texttimes0.9" calcext:value-type="string">
            <text:p>4\texttimes0.9</text:p>
          </table:table-cell>
          <table:table-cell table:formula="of:=IF(ISNUMBER([.S6]); CONCATENATE(&quot;\tcp{&quot;; ROUND([.S6] * 100; -1); &quot;}&quot;); &quot;\tcp{-1}&quot;)" office:value-type="string" office:string-value="\tcp{10}" calcext:value-type="string">
            <text:p>\tcp{10}</text:p>
          </table:table-cell>
          <table:table-cell table:formula="of:=IF(AND(ISNUMBER([.O6]); ISNUMBER([.N6])); [.N6] * [.O6] / [.$Z6]; &quot;-&quot;)" office:value-type="float" office:value="0.78125" calcext:value-type="float">
            <text:p>0.78</text:p>
          </table:table-cell>
          <table:table-cell table:formula="of:= IF(ISNUMBER([.R6]); [.R6] / [.R$19]; &quot;&quot;)" office:value-type="float" office:value="0.14125" calcext:value-type="float">
            <text:p>0.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NCATENATE(&quot;\tcp{&quot;; ROUND([.X6] * 100; -1); &quot;}&quot;)" office:value-type="string" office:string-value="\tcp{20}" calcext:value-type="string">
            <text:p>\tcp{20}</text:p>
          </table:table-cell>
          <table:table-cell table:formula="of:=[.U6]/[.$Z6]" office:value-type="float" office:value="5.42534722222222" calcext:value-type="float">
            <text:p>5.4</text:p>
          </table:table-cell>
          <table:table-cell table:formula="of:= [.W6] / [.W$19]" office:value-type="float" office:value="0.2109375" calcext:value-type="float">
            <text:p>0.2</text:p>
          </table:table-cell>
          <table:table-cell/>
          <table:table-cell office:value-type="float" office:value="4.608" calcext:value-type="float">
            <text:p>4.61</text:p>
          </table:table-cell>
        </table:table-row>
        <table:table-row table:style-name="ro1">
          <table:table-cell/>
          <table:table-cell office:value-type="string" calcext:value-type="string">
            <text:p>m5.24</text:p>
          </table:table-cell>
          <table:table-cell office:value-type="float" office:value="96" calcext:value-type="float">
            <text:p>96</text:p>
          </table:table-cell>
          <table:table-cell table:formula="of:=[.C7]/2" office:value-type="float" office:value="48" calcext:value-type="float">
            <text:p>48</text:p>
          </table:table-cell>
          <table:table-cell table:formula="of:=CONCATENATE(&quot;\tcp{&quot;; ROUND([.G7] * 100; -1); &quot;}&quot;)" office:value-type="string" office:string-value="\tcp{90}" calcext:value-type="string">
            <text:p>\tcp{90}</text:p>
          </table:table-cell>
          <table:table-cell table:formula="of:=[.D7]/[.$Z7]" office:value-type="float" office:value="10.4166666666667" calcext:value-type="float">
            <text:p>10.4</text:p>
          </table:table-cell>
          <table:table-cell table:formula="of:= [.F7] / [.F$19]" office:value-type="float" office:value="0.885416666666667" calcext:value-type="float">
            <text:p>0.9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CONCATENATE(&quot;\tcp{&quot;; ROUND([.L7] * 100; -1); &quot;}&quot;)" office:value-type="string" office:string-value="\tcp{60}" calcext:value-type="string">
            <text:p>\tcp{60}</text:p>
          </table:table-cell>
          <table:table-cell table:formula="of:=[.I7]/[.$Z7]" office:value-type="float" office:value="83.3333333333333" calcext:value-type="float">
            <text:p>83.3</text:p>
          </table:table-cell>
          <table:table-cell table:formula="of:= [.K7] / [.K$19]" office:value-type="float" office:value="0.569672131147541" calcext:value-type="float">
            <text:p>0.6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formula="of:=IF(ISNUMBER([.O7]); CONCATENATE([.N7]; &quot;\texttimes&quot;; ROUND([.O7]; 1)); &quot;-&quot;)" office:value-type="string" office:string-value="-" calcext:value-type="string">
            <text:p>-</text:p>
          </table:table-cell>
          <table:table-cell table:formula="of:=IF(ISNUMBER([.S7]); CONCATENATE(&quot;\tcp{&quot;; ROUND([.S7] * 100; -1); &quot;}&quot;); &quot;\tcp{-1}&quot;)" office:value-type="string" office:string-value="\tcp{-1}" calcext:value-type="string">
            <text:p>\tcp{-1}</text:p>
          </table:table-cell>
          <table:table-cell table:formula="of:=IF(AND(ISNUMBER([.O7]); ISNUMBER([.N7])); [.N7] * [.O7] / [.$Z7]; &quot;-&quot;)" office:value-type="string" office:string-value="-" calcext:value-type="string">
            <text:p>-</text:p>
          </table:table-cell>
          <table:table-cell table:formula="of:= IF(ISNUMBER([.R7]); [.R7] / [.R$19]; &quot;&quot;)">
            <text:p/>
          </table:table-cell>
          <table:table-cell/>
          <table:table-cell office:value-type="float" office:value="25" calcext:value-type="float">
            <text:p>25</text:p>
          </table:table-cell>
          <table:table-cell table:formula="of:=CONCATENATE(&quot;\tcp{&quot;; ROUND([.X7] * 100; -1); &quot;}&quot;)" office:value-type="string" office:string-value="\tcp{20}" calcext:value-type="string">
            <text:p>\tcp{20}</text:p>
          </table:table-cell>
          <table:table-cell table:formula="of:=[.U7]/[.$Z7]" office:value-type="float" office:value="5.42534722222222" calcext:value-type="float">
            <text:p>5.4</text:p>
          </table:table-cell>
          <table:table-cell table:formula="of:= [.W7] / [.W$19]" office:value-type="float" office:value="0.2109375" calcext:value-type="float">
            <text:p>0.2</text:p>
          </table:table-cell>
          <table:table-cell/>
          <table:table-cell office:value-type="float" office:value="4.608" calcext:value-type="float">
            <text:p>4.61</text:p>
          </table:table-cell>
        </table:table-row>
        <table:table-row table:style-name="ro1">
          <table:table-cell/>
          <table:table-cell office:value-type="string" calcext:value-type="string">
            <text:p>i3.16</text:p>
          </table:table-cell>
          <table:table-cell office:value-type="float" office:value="64" calcext:value-type="float">
            <text:p>64</text:p>
          </table:table-cell>
          <table:table-cell table:formula="of:=[.C8]/2" office:value-type="float" office:value="32" calcext:value-type="float">
            <text:p>32</text:p>
          </table:table-cell>
          <table:table-cell table:formula="of:=CONCATENATE(&quot;\tcp{&quot;; ROUND([.G8] * 100; -1); &quot;}&quot;)" office:value-type="string" office:string-value="\tcp{50}" calcext:value-type="string">
            <text:p>\tcp{50}</text:p>
          </table:table-cell>
          <table:table-cell table:formula="of:=[.D8]/[.$Z8]" office:value-type="float" office:value="6.41025641025641" calcext:value-type="float">
            <text:p>6.4</text:p>
          </table:table-cell>
          <table:table-cell table:formula="of:= [.F8] / [.F$19]" office:value-type="float" office:value="0.544871794871795" calcext:value-type="float">
            <text:p>0.5</text:p>
          </table:table-cell>
          <table:table-cell/>
          <table:table-cell office:value-type="float" office:value="488" calcext:value-type="float">
            <text:p>488</text:p>
          </table:table-cell>
          <table:table-cell table:formula="of:=CONCATENATE(&quot;\tcp{&quot;; ROUND([.L8] * 100; -1); &quot;}&quot;)" office:value-type="string" office:string-value="\tcp{70}" calcext:value-type="string">
            <text:p>\tcp{70}</text:p>
          </table:table-cell>
          <table:table-cell table:formula="of:=[.I8]/[.$Z8]" office:value-type="float" office:value="97.7564102564103" calcext:value-type="float">
            <text:p>97.8</text:p>
          </table:table-cell>
          <table:table-cell table:formula="of:= [.K8] / [.K$19]" office:value-type="float" office:value="0.668269230769232" calcext:value-type="float">
            <text:p>0.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9" calcext:value-type="float">
            <text:p>1.9</text:p>
          </table:table-cell>
          <table:table-cell table:formula="of:=IF(ISNUMBER([.O8]); CONCATENATE([.N8]; &quot;\texttimes&quot;; ROUND([.O8]; 1)); &quot;-&quot;)" office:value-type="string" office:string-value="8\texttimes1.9" calcext:value-type="string">
            <text:p>8\texttimes1.9</text:p>
          </table:table-cell>
          <table:table-cell table:formula="of:=IF(ISNUMBER([.S8]); CONCATENATE(&quot;\tcp{&quot;; ROUND([.S8] * 100; -1); &quot;}&quot;); &quot;\tcp{-1}&quot;)" office:value-type="string" office:string-value="\tcp{60}" calcext:value-type="string">
            <text:p>\tcp{60}</text:p>
          </table:table-cell>
          <table:table-cell table:formula="of:=IF(AND(ISNUMBER([.O8]); ISNUMBER([.N8])); [.N8] * [.O8] / [.$Z8]; &quot;-&quot;)" office:value-type="float" office:value="3.04487179487179" calcext:value-type="float">
            <text:p>3.04</text:p>
          </table:table-cell>
          <table:table-cell table:formula="of:= IF(ISNUMBER([.R8]); [.R8] / [.R$19]; &quot;&quot;)" office:value-type="float" office:value="0.55051282051282" calcext:value-type="float">
            <text:p>0.6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NCATENATE(&quot;\tcp{&quot;; ROUND([.X8] * 100; -1); &quot;}&quot;)" office:value-type="string" office:string-value="\tcp{20}" calcext:value-type="string">
            <text:p>\tcp{20}</text:p>
          </table:table-cell>
          <table:table-cell table:formula="of:=[.U8]/[.$Z8]" office:value-type="float" office:value="5.00801282051282" calcext:value-type="float">
            <text:p>5.0</text:p>
          </table:table-cell>
          <table:table-cell table:formula="of:= [.W8] / [.W$19]" office:value-type="float" office:value="0.194711538461538" calcext:value-type="float">
            <text:p>0.2</text:p>
          </table:table-cell>
          <table:table-cell/>
          <table:table-cell office:value-type="float" office:value="4.992" calcext:value-type="float">
            <text:p>4.99</text:p>
          </table:table-cell>
        </table:table-row>
        <table:table-row table:style-name="ro1">
          <table:table-cell/>
          <table:table-cell office:value-type="string" calcext:value-type="string">
            <text:p>m5d.24</text:p>
          </table:table-cell>
          <table:table-cell office:value-type="float" office:value="96" calcext:value-type="float">
            <text:p>96</text:p>
          </table:table-cell>
          <table:table-cell table:formula="of:=[.C9]/2" office:value-type="float" office:value="48" calcext:value-type="float">
            <text:p>48</text:p>
          </table:table-cell>
          <table:table-cell table:formula="of:=CONCATENATE(&quot;\tcp{&quot;; ROUND([.G9] * 100; -1); &quot;}&quot;)" office:value-type="string" office:string-value="\tcp{80}" calcext:value-type="string">
            <text:p>\tcp{80}</text:p>
          </table:table-cell>
          <table:table-cell table:formula="of:=[.D9]/[.$Z9]" office:value-type="float" office:value="8.84955752212389" calcext:value-type="float">
            <text:p>8.8</text:p>
          </table:table-cell>
          <table:table-cell table:formula="of:= [.F9] / [.F$19]" office:value-type="float" office:value="0.752212389380531" calcext:value-type="float">
            <text:p>0.8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CONCATENATE(&quot;\tcp{&quot;; ROUND([.L9] * 100; -1); &quot;}&quot;)" office:value-type="string" office:string-value="\tcp{50}" calcext:value-type="string">
            <text:p>\tcp{50}</text:p>
          </table:table-cell>
          <table:table-cell table:formula="of:=[.I9]/[.$Z9]" office:value-type="float" office:value="70.7964601769911" calcext:value-type="float">
            <text:p>70.8</text:p>
          </table:table-cell>
          <table:table-cell table:formula="of:= [.K9] / [.K$19]" office:value-type="float" office:value="0.483969244160743" calcext:value-type="float">
            <text:p>0.5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IF(ISNUMBER([.O9]); CONCATENATE([.N9]; &quot;\texttimes&quot;; ROUND([.O9]; 1)); &quot;-&quot;)" office:value-type="string" office:string-value="4\texttimes0.9" calcext:value-type="string">
            <text:p>4\texttimes0.9</text:p>
          </table:table-cell>
          <table:table-cell table:formula="of:=IF(ISNUMBER([.S9]); CONCATENATE(&quot;\tcp{&quot;; ROUND([.S9] * 100; -1); &quot;}&quot;); &quot;\tcp{-1}&quot;)" office:value-type="string" office:string-value="\tcp{10}" calcext:value-type="string">
            <text:p>\tcp{10}</text:p>
          </table:table-cell>
          <table:table-cell table:formula="of:=IF(AND(ISNUMBER([.O9]); ISNUMBER([.N9])); [.N9] * [.O9] / [.$Z9]; &quot;-&quot;)" office:value-type="float" office:value="0.663716814159292" calcext:value-type="float">
            <text:p>0.66</text:p>
          </table:table-cell>
          <table:table-cell table:formula="of:= IF(ISNUMBER([.R9]); [.R9] / [.R$19]; &quot;&quot;)" office:value-type="float" office:value="0.12" calcext:value-type="float">
            <text:p>0.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NCATENATE(&quot;\tcp{&quot;; ROUND([.X9] * 100; -1); &quot;}&quot;)" office:value-type="string" office:string-value="\tcp{20}" calcext:value-type="string">
            <text:p>\tcp{20}</text:p>
          </table:table-cell>
          <table:table-cell table:formula="of:=[.U9]/[.$Z9]" office:value-type="float" office:value="4.60914454277286" calcext:value-type="float">
            <text:p>4.6</text:p>
          </table:table-cell>
          <table:table-cell table:formula="of:= [.W9] / [.W$19]" office:value-type="float" office:value="0.179203539823009" calcext:value-type="float">
            <text:p>0.2</text:p>
          </table:table-cell>
          <table:table-cell/>
          <table:table-cell office:value-type="float" office:value="5.424" calcext:value-type="float">
            <text:p>5.42</text:p>
          </table:table-cell>
        </table:table-row>
        <table:table-row table:style-name="ro1">
          <table:table-cell/>
          <table:table-cell office:value-type="string" calcext:value-type="string">
            <text:p>m5n.24</text:p>
          </table:table-cell>
          <table:table-cell office:value-type="float" office:value="96" calcext:value-type="float">
            <text:p>96</text:p>
          </table:table-cell>
          <table:table-cell table:formula="of:=[.C10]/2" office:value-type="float" office:value="48" calcext:value-type="float">
            <text:p>48</text:p>
          </table:table-cell>
          <table:table-cell table:formula="of:=CONCATENATE(&quot;\tcp{&quot;; ROUND([.G10] * 100; -1); &quot;}&quot;)" office:value-type="string" office:string-value="\tcp{70}" calcext:value-type="string">
            <text:p>\tcp{70}</text:p>
          </table:table-cell>
          <table:table-cell table:formula="of:=[.D10]/[.$Z10]" office:value-type="float" office:value="8.40336134453782" calcext:value-type="float">
            <text:p>8.4</text:p>
          </table:table-cell>
          <table:table-cell table:formula="of:= [.F10] / [.F$19]" office:value-type="float" office:value="0.714285714285714" calcext:value-type="float">
            <text:p>0.7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CONCATENATE(&quot;\tcp{&quot;; ROUND([.L10] * 100; -1); &quot;}&quot;)" office:value-type="string" office:string-value="\tcp{50}" calcext:value-type="string">
            <text:p>\tcp{50}</text:p>
          </table:table-cell>
          <table:table-cell table:formula="of:=[.I10]/[.$Z10]" office:value-type="float" office:value="67.2268907563025" calcext:value-type="float">
            <text:p>67.2</text:p>
          </table:table-cell>
          <table:table-cell table:formula="of:= [.K10] / [.K$19]" office:value-type="float" office:value="0.45956743353079" calcext:value-type="float">
            <text:p>0.5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formula="of:=IF(ISNUMBER([.O10]); CONCATENATE([.N10]; &quot;\texttimes&quot;; ROUND([.O10]; 1)); &quot;-&quot;)" office:value-type="string" office:string-value="-" calcext:value-type="string">
            <text:p>-</text:p>
          </table:table-cell>
          <table:table-cell table:formula="of:=IF(ISNUMBER([.S10]); CONCATENATE(&quot;\tcp{&quot;; ROUND([.S10] * 100; -1); &quot;}&quot;); &quot;\tcp{-1}&quot;)" office:value-type="string" office:string-value="\tcp{-1}" calcext:value-type="string">
            <text:p>\tcp{-1}</text:p>
          </table:table-cell>
          <table:table-cell table:formula="of:=IF(AND(ISNUMBER([.O10]); ISNUMBER([.N10])); [.N10] * [.O10] / [.$Z10]; &quot;-&quot;)" office:value-type="string" office:string-value="-" calcext:value-type="string">
            <text:p>-</text:p>
          </table:table-cell>
          <table:table-cell table:formula="of:= IF(ISNUMBER([.R10]); [.R10] / [.R$19]; &quot;&quot;)">
            <text:p/>
          </table:table-cell>
          <table:table-cell/>
          <table:table-cell office:value-type="float" office:value="100" calcext:value-type="float">
            <text:p>100</text:p>
          </table:table-cell>
          <table:table-cell table:formula="of:=CONCATENATE(&quot;\tcp{&quot;; ROUND([.X10] * 100; -1); &quot;}&quot;)" office:value-type="string" office:string-value="\tcp{70}" calcext:value-type="string">
            <text:p>\tcp{70}</text:p>
          </table:table-cell>
          <table:table-cell table:formula="of:=[.U10]/[.$Z10]" office:value-type="float" office:value="17.5070028011205" calcext:value-type="float">
            <text:p>17.5</text:p>
          </table:table-cell>
          <table:table-cell table:formula="of:= [.W10] / [.W$19]" office:value-type="float" office:value="0.680672268907565" calcext:value-type="float">
            <text:p>0.7</text:p>
          </table:table-cell>
          <table:table-cell/>
          <table:table-cell office:value-type="float" office:value="5.712" calcext:value-type="float">
            <text:p>5.71</text:p>
          </table:table-cell>
        </table:table-row>
        <table:table-row table:style-name="ro1">
          <table:table-cell/>
          <table:table-cell office:value-type="string" calcext:value-type="string">
            <text:p>r5.24</text:p>
          </table:table-cell>
          <table:table-cell office:value-type="float" office:value="96" calcext:value-type="float">
            <text:p>96</text:p>
          </table:table-cell>
          <table:table-cell table:formula="of:=[.C11]/2" office:value-type="float" office:value="48" calcext:value-type="float">
            <text:p>48</text:p>
          </table:table-cell>
          <table:table-cell table:formula="of:=CONCATENATE(&quot;\tcp{&quot;; ROUND([.G11] * 100; -1); &quot;}&quot;)" office:value-type="string" office:string-value="\tcp{70}" calcext:value-type="string">
            <text:p>\tcp{70}</text:p>
          </table:table-cell>
          <table:table-cell table:formula="of:=[.D11]/[.$Z11]" office:value-type="float" office:value="7.93650793650794" calcext:value-type="float">
            <text:p>7.9</text:p>
          </table:table-cell>
          <table:table-cell table:formula="of:= [.F11] / [.F$19]" office:value-type="float" office:value="0.674603174603175" calcext:value-type="float">
            <text:p>0.7</text:p>
          </table:table-cell>
          <table:table-cell/>
          <table:table-cell office:value-type="float" office:value="768" calcext:value-type="float">
            <text:p>768</text:p>
          </table:table-cell>
          <table:table-cell table:formula="of:=CONCATENATE(&quot;\tcp{&quot;; ROUND([.L11] * 100; -1); &quot;}&quot;)" office:value-type="string" office:string-value="\tcp{90}" calcext:value-type="string">
            <text:p>\tcp{90}</text:p>
          </table:table-cell>
          <table:table-cell table:formula="of:=[.I11]/[.$Z11]" office:value-type="float" office:value="126.984126984127" calcext:value-type="float">
            <text:p>127.0</text:p>
          </table:table-cell>
          <table:table-cell table:formula="of:= [.K11] / [.K$19]" office:value-type="float" office:value="0.868071818891492" calcext:value-type="float">
            <text:p>0.9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formula="of:=IF(ISNUMBER([.O11]); CONCATENATE([.N11]; &quot;\texttimes&quot;; ROUND([.O11]; 1)); &quot;-&quot;)" office:value-type="string" office:string-value="-" calcext:value-type="string">
            <text:p>-</text:p>
          </table:table-cell>
          <table:table-cell table:formula="of:=IF(ISNUMBER([.S11]); CONCATENATE(&quot;\tcp{&quot;; ROUND([.S11] * 100; -1); &quot;}&quot;); &quot;\tcp{-1}&quot;)" office:value-type="string" office:string-value="\tcp{-1}" calcext:value-type="string">
            <text:p>\tcp{-1}</text:p>
          </table:table-cell>
          <table:table-cell table:formula="of:=IF(AND(ISNUMBER([.O11]); ISNUMBER([.N11])); [.N11] * [.O11] / [.$Z11]; &quot;-&quot;)" office:value-type="string" office:string-value="-" calcext:value-type="string">
            <text:p>-</text:p>
          </table:table-cell>
          <table:table-cell table:formula="of:= IF(ISNUMBER([.R11]); [.R11] / [.R$19]; &quot;&quot;)">
            <text:p/>
          </table:table-cell>
          <table:table-cell/>
          <table:table-cell office:value-type="float" office:value="25" calcext:value-type="float">
            <text:p>25</text:p>
          </table:table-cell>
          <table:table-cell table:formula="of:=CONCATENATE(&quot;\tcp{&quot;; ROUND([.X11] * 100; -1); &quot;}&quot;)" office:value-type="string" office:string-value="\tcp{20}" calcext:value-type="string">
            <text:p>\tcp{20}</text:p>
          </table:table-cell>
          <table:table-cell table:formula="of:=[.U11]/[.$Z11]" office:value-type="float" office:value="4.13359788359788" calcext:value-type="float">
            <text:p>4.1</text:p>
          </table:table-cell>
          <table:table-cell table:formula="of:= [.W11] / [.W$19]" office:value-type="float" office:value="0.160714285714286" calcext:value-type="float">
            <text:p>0.2</text:p>
          </table:table-cell>
          <table:table-cell/>
          <table:table-cell office:value-type="float" office:value="6.048" calcext:value-type="float">
            <text:p>6.05</text:p>
          </table:table-cell>
        </table:table-row>
        <table:table-row table:style-name="ro1">
          <table:table-cell/>
          <table:table-cell office:value-type="string" calcext:value-type="string">
            <text:p>m5dn.24</text:p>
          </table:table-cell>
          <table:table-cell office:value-type="float" office:value="96" calcext:value-type="float">
            <text:p>96</text:p>
          </table:table-cell>
          <table:table-cell table:formula="of:=[.C12]/2" office:value-type="float" office:value="48" calcext:value-type="float">
            <text:p>48</text:p>
          </table:table-cell>
          <table:table-cell table:formula="of:=CONCATENATE(&quot;\tcp{&quot;; ROUND([.G12] * 100; -1); &quot;}&quot;)" office:value-type="string" office:string-value="\tcp{60}" calcext:value-type="string">
            <text:p>\tcp{60}</text:p>
          </table:table-cell>
          <table:table-cell table:formula="of:=[.D12]/[.$Z12]" office:value-type="float" office:value="7.35294117647059" calcext:value-type="float">
            <text:p>7.4</text:p>
          </table:table-cell>
          <table:table-cell table:formula="of:= [.F12] / [.F$19]" office:value-type="float" office:value="0.625" calcext:value-type="float">
            <text:p>0.6</text:p>
          </table:table-cell>
          <table:table-cell/>
          <table:table-cell office:value-type="float" office:value="384" calcext:value-type="float">
            <text:p>384</text:p>
          </table:table-cell>
          <table:table-cell table:formula="of:=CONCATENATE(&quot;\tcp{&quot;; ROUND([.L12] * 100; -1); &quot;}&quot;)" office:value-type="string" office:string-value="\tcp{40}" calcext:value-type="string">
            <text:p>\tcp{40}</text:p>
          </table:table-cell>
          <table:table-cell table:formula="of:=[.I12]/[.$Z12]" office:value-type="float" office:value="58.8235294117647" calcext:value-type="float">
            <text:p>58.8</text:p>
          </table:table-cell>
          <table:table-cell table:formula="of:= [.K12] / [.K$19]" office:value-type="float" office:value="0.402121504339441" calcext:value-type="float">
            <text:p>0.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IF(ISNUMBER([.O12]); CONCATENATE([.N12]; &quot;\texttimes&quot;; ROUND([.O12]; 1)); &quot;-&quot;)" office:value-type="string" office:string-value="4\texttimes0.9" calcext:value-type="string">
            <text:p>4\texttimes0.9</text:p>
          </table:table-cell>
          <table:table-cell table:formula="of:=IF(ISNUMBER([.S12]); CONCATENATE(&quot;\tcp{&quot;; ROUND([.S12] * 100; -1); &quot;}&quot;); &quot;\tcp{-1}&quot;)" office:value-type="string" office:string-value="\tcp{10}" calcext:value-type="string">
            <text:p>\tcp{10}</text:p>
          </table:table-cell>
          <table:table-cell table:formula="of:=IF(AND(ISNUMBER([.O12]); ISNUMBER([.N12])); [.N12] * [.O12] / [.$Z12]; &quot;-&quot;)" office:value-type="float" office:value="0.551470588235294" calcext:value-type="float">
            <text:p>0.55</text:p>
          </table:table-cell>
          <table:table-cell table:formula="of:= IF(ISNUMBER([.R12]); [.R12] / [.R$19]; &quot;&quot;)" office:value-type="float" office:value="0.0997058823529412" calcext:value-type="float">
            <text:p>0.1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NCATENATE(&quot;\tcp{&quot;; ROUND([.X12] * 100; -1); &quot;}&quot;)" office:value-type="string" office:string-value="\tcp{60}" calcext:value-type="string">
            <text:p>\tcp{60}</text:p>
          </table:table-cell>
          <table:table-cell table:formula="of:=[.U12]/[.$Z12]" office:value-type="float" office:value="15.3186274509804" calcext:value-type="float">
            <text:p>15.3</text:p>
          </table:table-cell>
          <table:table-cell table:formula="of:= [.W12] / [.W$19]" office:value-type="float" office:value="0.595588235294118" calcext:value-type="float">
            <text:p>0.6</text:p>
          </table:table-cell>
          <table:table-cell/>
          <table:table-cell office:value-type="float" office:value="6.528" calcext:value-type="float">
            <text:p>6.53</text:p>
          </table:table-cell>
        </table:table-row>
        <table:table-row table:style-name="ro1">
          <table:table-cell/>
          <table:table-cell office:value-type="string" calcext:value-type="string">
            <text:p>r5d.24</text:p>
          </table:table-cell>
          <table:table-cell office:value-type="float" office:value="96" calcext:value-type="float">
            <text:p>96</text:p>
          </table:table-cell>
          <table:table-cell table:formula="of:=[.C13]/2" office:value-type="float" office:value="48" calcext:value-type="float">
            <text:p>48</text:p>
          </table:table-cell>
          <table:table-cell table:formula="of:=CONCATENATE(&quot;\tcp{&quot;; ROUND([.G13] * 100; -1); &quot;}&quot;)" office:value-type="string" office:string-value="\tcp{60}" calcext:value-type="string">
            <text:p>\tcp{60}</text:p>
          </table:table-cell>
          <table:table-cell table:formula="of:=[.D13]/[.$Z13]" office:value-type="float" office:value="6.94444444444444" calcext:value-type="float">
            <text:p>6.9</text:p>
          </table:table-cell>
          <table:table-cell table:formula="of:= [.F13] / [.F$19]" office:value-type="float" office:value="0.590277777777778" calcext:value-type="float">
            <text:p>0.6</text:p>
          </table:table-cell>
          <table:table-cell/>
          <table:table-cell office:value-type="float" office:value="768" calcext:value-type="float">
            <text:p>768</text:p>
          </table:table-cell>
          <table:table-cell table:formula="of:=CONCATENATE(&quot;\tcp{&quot;; ROUND([.L13] * 100; -1); &quot;}&quot;)" office:value-type="string" office:string-value="\tcp{80}" calcext:value-type="string">
            <text:p>\tcp{80}</text:p>
          </table:table-cell>
          <table:table-cell table:formula="of:=[.I13]/[.$Z13]" office:value-type="float" office:value="111.111111111111" calcext:value-type="float">
            <text:p>111.1</text:p>
          </table:table-cell>
          <table:table-cell table:formula="of:= [.K13] / [.K$19]" office:value-type="float" office:value="0.759562841530054" calcext:value-type="float">
            <text:p>0.8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IF(ISNUMBER([.O13]); CONCATENATE([.N13]; &quot;\texttimes&quot;; ROUND([.O13]; 1)); &quot;-&quot;)" office:value-type="string" office:string-value="4\texttimes0.9" calcext:value-type="string">
            <text:p>4\texttimes0.9</text:p>
          </table:table-cell>
          <table:table-cell table:formula="of:=IF(ISNUMBER([.S13]); CONCATENATE(&quot;\tcp{&quot;; ROUND([.S13] * 100; -1); &quot;}&quot;); &quot;\tcp{-1}&quot;)" office:value-type="string" office:string-value="\tcp{10}" calcext:value-type="string">
            <text:p>\tcp{10}</text:p>
          </table:table-cell>
          <table:table-cell table:formula="of:=IF(AND(ISNUMBER([.O13]); ISNUMBER([.N13])); [.N13] * [.O13] / [.$Z13]; &quot;-&quot;)" office:value-type="float" office:value="0.520833333333333" calcext:value-type="float">
            <text:p>0.52</text:p>
          </table:table-cell>
          <table:table-cell table:formula="of:= IF(ISNUMBER([.R13]); [.R13] / [.R$19]; &quot;&quot;)" office:value-type="float" office:value="0.0941666666666667" calcext:value-type="float">
            <text:p>0.1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NCATENATE(&quot;\tcp{&quot;; ROUND([.X13] * 100; -1); &quot;}&quot;)" office:value-type="string" office:string-value="\tcp{10}" calcext:value-type="string">
            <text:p>\tcp{10}</text:p>
          </table:table-cell>
          <table:table-cell table:formula="of:=[.U13]/[.$Z13]" office:value-type="float" office:value="3.61689814814815" calcext:value-type="float">
            <text:p>3.6</text:p>
          </table:table-cell>
          <table:table-cell table:formula="of:= [.W13] / [.W$19]" office:value-type="float" office:value="0.140625" calcext:value-type="float">
            <text:p>0.1</text:p>
          </table:table-cell>
          <table:table-cell/>
          <table:table-cell office:value-type="float" office:value="6.912" calcext:value-type="float">
            <text:p>6.91</text:p>
          </table:table-cell>
        </table:table-row>
        <table:table-row table:style-name="ro1">
          <table:table-cell/>
          <table:table-cell office:value-type="string" calcext:value-type="string">
            <text:p>r5n.24</text:p>
          </table:table-cell>
          <table:table-cell office:value-type="float" office:value="96" calcext:value-type="float">
            <text:p>96</text:p>
          </table:table-cell>
          <table:table-cell table:formula="of:=[.C14]/2" office:value-type="float" office:value="48" calcext:value-type="float">
            <text:p>48</text:p>
          </table:table-cell>
          <table:table-cell table:formula="of:=CONCATENATE(&quot;\tcp{&quot;; ROUND([.G14] * 100; -1); &quot;}&quot;)" office:value-type="string" office:string-value="\tcp{60}" calcext:value-type="string">
            <text:p>\tcp{60}</text:p>
          </table:table-cell>
          <table:table-cell table:formula="of:=[.D14]/[.$Z14]" office:value-type="float" office:value="6.71140939597315" calcext:value-type="float">
            <text:p>6.7</text:p>
          </table:table-cell>
          <table:table-cell table:formula="of:= [.F14] / [.F$19]" office:value-type="float" office:value="0.570469798657718" calcext:value-type="float">
            <text:p>0.6</text:p>
          </table:table-cell>
          <table:table-cell/>
          <table:table-cell office:value-type="float" office:value="768" calcext:value-type="float">
            <text:p>768</text:p>
          </table:table-cell>
          <table:table-cell table:formula="of:=CONCATENATE(&quot;\tcp{&quot;; ROUND([.L14] * 100; -1); &quot;}&quot;)" office:value-type="string" office:string-value="\tcp{70}" calcext:value-type="string">
            <text:p>\tcp{70}</text:p>
          </table:table-cell>
          <table:table-cell table:formula="of:=[.I14]/[.$Z14]" office:value-type="float" office:value="107.38255033557" calcext:value-type="float">
            <text:p>107.4</text:p>
          </table:table-cell>
          <table:table-cell table:formula="of:= [.K14] / [.K$19]" office:value-type="float" office:value="0.734074155572668" calcext:value-type="float">
            <text:p>0.7</text:p>
          </table:table-cell>
          <table:table-cell table:number-columns-repeated="2"/>
          <table:table-cell office:value-type="string" calcext:value-type="string">
            <text:p>-</text:p>
          </table:table-cell>
          <table:table-cell table:formula="of:=IF(ISNUMBER([.O14]); CONCATENATE([.N14]; &quot;\texttimes&quot;; ROUND([.O14]; 1)); &quot;-&quot;)" office:value-type="string" office:string-value="-" calcext:value-type="string">
            <text:p>-</text:p>
          </table:table-cell>
          <table:table-cell table:formula="of:=IF(ISNUMBER([.S14]); CONCATENATE(&quot;\tcp{&quot;; ROUND([.S14] * 100; -1); &quot;}&quot;); &quot;\tcp{-1}&quot;)" office:value-type="string" office:string-value="\tcp{-1}" calcext:value-type="string">
            <text:p>\tcp{-1}</text:p>
          </table:table-cell>
          <table:table-cell table:formula="of:=IF(AND(ISNUMBER([.O14]); ISNUMBER([.N14])); [.N14] * [.O14] / [.$Z14]; &quot;-&quot;)" office:value-type="string" office:string-value="-" calcext:value-type="string">
            <text:p>-</text:p>
          </table:table-cell>
          <table:table-cell table:formula="of:= IF(ISNUMBER([.R14]); [.R14] / [.R$19]; &quot;&quot;)">
            <text:p/>
          </table:table-cell>
          <table:table-cell/>
          <table:table-cell office:value-type="float" office:value="100" calcext:value-type="float">
            <text:p>100</text:p>
          </table:table-cell>
          <table:table-cell table:formula="of:=CONCATENATE(&quot;\tcp{&quot;; ROUND([.X14] * 100; -1); &quot;}&quot;)" office:value-type="string" office:string-value="\tcp{50}" calcext:value-type="string">
            <text:p>\tcp{50}</text:p>
          </table:table-cell>
          <table:table-cell table:formula="of:=[.U14]/[.$Z14]" office:value-type="float" office:value="13.9821029082774" calcext:value-type="float">
            <text:p>14.0</text:p>
          </table:table-cell>
          <table:table-cell table:formula="of:= [.W14] / [.W$19]" office:value-type="float" office:value="0.543624161073825" calcext:value-type="float">
            <text:p>0.5</text:p>
          </table:table-cell>
          <table:table-cell/>
          <table:table-cell office:value-type="float" office:value="7.152" calcext:value-type="float">
            <text:p>7.15</text:p>
          </table:table-cell>
        </table:table-row>
        <table:table-row table:style-name="ro1">
          <table:table-cell/>
          <table:table-cell office:value-type="string" calcext:value-type="string">
            <text:p>r5dn.24</text:p>
          </table:table-cell>
          <table:table-cell office:value-type="float" office:value="96" calcext:value-type="float">
            <text:p>96</text:p>
          </table:table-cell>
          <table:table-cell table:formula="of:=[.C15]/2" office:value-type="float" office:value="48" calcext:value-type="float">
            <text:p>48</text:p>
          </table:table-cell>
          <table:table-cell table:formula="of:=CONCATENATE(&quot;\tcp{&quot;; ROUND([.G15] * 100; -1); &quot;}&quot;)" office:value-type="string" office:string-value="\tcp{50}" calcext:value-type="string">
            <text:p>\tcp{50}</text:p>
          </table:table-cell>
          <table:table-cell table:formula="of:=[.D15]/[.$Z15]" office:value-type="float" office:value="5.98802395209581" calcext:value-type="float">
            <text:p>6.0</text:p>
          </table:table-cell>
          <table:table-cell table:formula="of:= [.F15] / [.F$19]" office:value-type="float" office:value="0.508982035928144" calcext:value-type="float">
            <text:p>0.5</text:p>
          </table:table-cell>
          <table:table-cell/>
          <table:table-cell office:value-type="float" office:value="768" calcext:value-type="float">
            <text:p>768</text:p>
          </table:table-cell>
          <table:table-cell table:formula="of:=CONCATENATE(&quot;\tcp{&quot;; ROUND([.L15] * 100; -1); &quot;}&quot;)" office:value-type="string" office:string-value="\tcp{70}" calcext:value-type="string">
            <text:p>\tcp{70}</text:p>
          </table:table-cell>
          <table:table-cell table:formula="of:=[.I15]/[.$Z15]" office:value-type="float" office:value="95.8083832335329" calcext:value-type="float">
            <text:p>95.8</text:p>
          </table:table-cell>
          <table:table-cell table:formula="of:= [.K15] / [.K$19]" office:value-type="float" office:value="0.654952390301365" calcext:value-type="float">
            <text:p>0.7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.9" calcext:value-type="float">
            <text:p>0.9</text:p>
          </table:table-cell>
          <table:table-cell table:formula="of:=IF(ISNUMBER([.O15]); CONCATENATE([.N15]; &quot;\texttimes&quot;; ROUND([.O15]; 1)); &quot;-&quot;)" office:value-type="string" office:string-value="4\texttimes0.9" calcext:value-type="string">
            <text:p>4\texttimes0.9</text:p>
          </table:table-cell>
          <table:table-cell table:formula="of:=IF(ISNUMBER([.S15]); CONCATENATE(&quot;\tcp{&quot;; ROUND([.S15] * 100; -1); &quot;}&quot;); &quot;\tcp{-1}&quot;)" office:value-type="string" office:string-value="\tcp{10}" calcext:value-type="string">
            <text:p>\tcp{10}</text:p>
          </table:table-cell>
          <table:table-cell table:formula="of:=IF(AND(ISNUMBER([.O15]); ISNUMBER([.N15])); [.N15] * [.O15] / [.$Z15]; &quot;-&quot;)" office:value-type="float" office:value="0.449101796407186" calcext:value-type="float">
            <text:p>0.45</text:p>
          </table:table-cell>
          <table:table-cell table:formula="of:= IF(ISNUMBER([.R15]); [.R15] / [.R$19]; &quot;&quot;)" office:value-type="float" office:value="0.0811976047904193" calcext:value-type="float">
            <text:p>0.1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NCATENATE(&quot;\tcp{&quot;; ROUND([.X15] * 100; -1); &quot;}&quot;)" office:value-type="string" office:string-value="\tcp{50}" calcext:value-type="string">
            <text:p>\tcp{50}</text:p>
          </table:table-cell>
          <table:table-cell table:formula="of:=[.U15]/[.$Z15]" office:value-type="float" office:value="12.4750499001996" calcext:value-type="float">
            <text:p>12.5</text:p>
          </table:table-cell>
          <table:table-cell table:formula="of:= [.W15] / [.W$19]" office:value-type="float" office:value="0.48502994011976" calcext:value-type="float">
            <text:p>0.5</text:p>
          </table:table-cell>
          <table:table-cell/>
          <table:table-cell office:value-type="float" office:value="8.016" calcext:value-type="float">
            <text:p>8.02</text:p>
          </table:table-cell>
        </table:table-row>
        <table:table-row table:style-name="ro1">
          <table:table-cell/>
          <table:table-cell office:value-type="string" calcext:value-type="string">
            <text:p>i3en.24</text:p>
          </table:table-cell>
          <table:table-cell office:value-type="float" office:value="96" calcext:value-type="float">
            <text:p>96</text:p>
          </table:table-cell>
          <table:table-cell table:formula="of:=[.C16]/2" office:value-type="float" office:value="48" calcext:value-type="float">
            <text:p>48</text:p>
          </table:table-cell>
          <table:table-cell table:formula="of:=CONCATENATE(&quot;\tcp{&quot;; ROUND([.G16] * 100; -1); &quot;}&quot;)" office:value-type="string" office:string-value="\tcp{40}" calcext:value-type="string">
            <text:p>\tcp{40}</text:p>
          </table:table-cell>
          <table:table-cell table:formula="of:=[.D16]/[.$Z16]" office:value-type="float" office:value="4.42477876106195" calcext:value-type="float">
            <text:p>4.4</text:p>
          </table:table-cell>
          <table:table-cell table:formula="of:= [.F16] / [.F$19]" office:value-type="float" office:value="0.376106194690266" calcext:value-type="float">
            <text:p>0.4</text:p>
          </table:table-cell>
          <table:table-cell/>
          <table:table-cell office:value-type="float" office:value="768" calcext:value-type="float">
            <text:p>768</text:p>
          </table:table-cell>
          <table:table-cell table:formula="of:=CONCATENATE(&quot;\tcp{&quot;; ROUND([.L16] * 100; -1); &quot;}&quot;)" office:value-type="string" office:string-value="\tcp{50}" calcext:value-type="string">
            <text:p>\tcp{50}</text:p>
          </table:table-cell>
          <table:table-cell table:formula="of:=[.I16]/[.$Z16]" office:value-type="float" office:value="70.7964601769911" calcext:value-type="float">
            <text:p>70.8</text:p>
          </table:table-cell>
          <table:table-cell table:formula="of:= [.K16] / [.K$19]" office:value-type="float" office:value="0.483969244160743" calcext:value-type="float">
            <text:p>0.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.5" calcext:value-type="float">
            <text:p>7.5</text:p>
          </table:table-cell>
          <table:table-cell table:formula="of:=IF(ISNUMBER([.O16]); CONCATENATE([.N16]; &quot;\texttimes&quot;; ROUND([.O16]; 1)); &quot;-&quot;)" office:value-type="string" office:string-value="8\texttimes7.5" calcext:value-type="string">
            <text:p>8\texttimes7.5</text:p>
          </table:table-cell>
          <table:table-cell table:formula="of:=IF(ISNUMBER([.S16]); CONCATENATE(&quot;\tcp{&quot;; ROUND([.S16] * 100; -1); &quot;}&quot;); &quot;\tcp{-1}&quot;)" office:value-type="string" office:string-value="\tcp{100}" calcext:value-type="string">
            <text:p>\tcp{100}</text:p>
          </table:table-cell>
          <table:table-cell table:formula="of:=IF(AND(ISNUMBER([.O16]); ISNUMBER([.N16])); [.N16] * [.O16] / [.$Z16]; &quot;-&quot;)" office:value-type="float" office:value="5.53097345132743" calcext:value-type="float">
            <text:p>5.53</text:p>
          </table:table-cell>
          <table:table-cell table:formula="of:= IF(ISNUMBER([.R16]); [.R16] / [.R$19]; &quot;&quot;)" office:value-type="float" office:value="1" calcext:value-type="float">
            <text:p>1.0</text:p>
          </table:table-cell>
          <table:table-cell/>
          <table:table-cell office:value-type="float" office:value="100" calcext:value-type="float">
            <text:p>100</text:p>
          </table:table-cell>
          <table:table-cell table:formula="of:=CONCATENATE(&quot;\tcp{&quot;; ROUND([.X16] * 100; -1); &quot;}&quot;)" office:value-type="string" office:string-value="\tcp{40}" calcext:value-type="string">
            <text:p>\tcp{40}</text:p>
          </table:table-cell>
          <table:table-cell table:formula="of:=[.U16]/[.$Z16]" office:value-type="float" office:value="9.21828908554572" calcext:value-type="float">
            <text:p>9.2</text:p>
          </table:table-cell>
          <table:table-cell table:formula="of:= [.W16] / [.W$19]" office:value-type="float" office:value="0.358407079646018" calcext:value-type="float">
            <text:p>0.4</text:p>
          </table:table-cell>
          <table:table-cell/>
          <table:table-cell office:value-type="float" office:value="10.848" calcext:value-type="float">
            <text:p>10.85</text:p>
          </table:table-cell>
        </table:table-row>
        <table:table-row table:style-name="ro1">
          <table:table-cell/>
          <table:table-cell office:value-type="string" calcext:value-type="string">
            <text:p>x1e.32</text:p>
          </table:table-cell>
          <table:table-cell office:value-type="float" office:value="128" calcext:value-type="float">
            <text:p>128</text:p>
          </table:table-cell>
          <table:table-cell table:formula="of:=[.C17]/2" office:value-type="float" office:value="64" calcext:value-type="float">
            <text:p>64</text:p>
          </table:table-cell>
          <table:table-cell table:formula="of:=CONCATENATE(&quot;\tcp{&quot;; ROUND([.G17] * 100; -1); &quot;}&quot;)" office:value-type="string" office:string-value="\tcp{20}" calcext:value-type="string">
            <text:p>\tcp{20}</text:p>
          </table:table-cell>
          <table:table-cell table:formula="of:=[.D17]/[.$Z17]" office:value-type="float" office:value="2.39808153477218" calcext:value-type="float">
            <text:p>2.4</text:p>
          </table:table-cell>
          <table:table-cell table:formula="of:= [.F17] / [.F$19]" office:value-type="float" office:value="0.203836930455636" calcext:value-type="float">
            <text:p>0.2</text:p>
          </table:table-cell>
          <table:table-cell/>
          <table:table-cell office:value-type="float" office:value="3904" calcext:value-type="float">
            <text:p>3904</text:p>
          </table:table-cell>
          <table:table-cell table:formula="of:=CONCATENATE(&quot;\tcp{&quot;; ROUND([.L17] * 100; -1); &quot;}&quot;)" office:value-type="string" office:string-value="\tcp{100}" calcext:value-type="string">
            <text:p>\tcp{100}</text:p>
          </table:table-cell>
          <table:table-cell table:formula="of:=[.I17]/[.$Z17]" office:value-type="float" office:value="146.282973621103" calcext:value-type="float">
            <text:p>146.3</text:p>
          </table:table-cell>
          <table:table-cell table:formula="of:= [.K17] / [.K$19]" office:value-type="float" office:value="1" calcext:value-type="float">
            <text:p>1.0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92" calcext:value-type="float">
            <text:p>1.9</text:p>
          </table:table-cell>
          <table:table-cell table:formula="of:=IF(ISNUMBER([.O17]); CONCATENATE([.N17]; &quot;\texttimes&quot;; ROUND([.O17]; 1)); &quot;-&quot;)" office:value-type="string" office:string-value="2\texttimes1.9" calcext:value-type="string">
            <text:p>2\texttimes1.9</text:p>
          </table:table-cell>
          <table:table-cell table:formula="of:=IF(ISNUMBER([.S17]); CONCATENATE(&quot;\tcp{&quot;; ROUND([.S17] * 100; -1); &quot;}&quot;); &quot;\tcp{-1}&quot;)" office:value-type="string" office:string-value="\tcp{0}" calcext:value-type="string">
            <text:p>\tcp{0}</text:p>
          </table:table-cell>
          <table:table-cell table:formula="of:=IF(AND(ISNUMBER([.O17]); ISNUMBER([.N17])); [.N17] * [.O17] / [.$Z17]; &quot;-&quot;)" office:value-type="float" office:value="0.143884892086331" calcext:value-type="float">
            <text:p>0.14</text:p>
          </table:table-cell>
          <table:table-cell table:formula="of:= IF(ISNUMBER([.R17]); [.R17] / [.R$19]; &quot;&quot;)" office:value-type="float" office:value="0.0260143884892087" calcext:value-type="float">
            <text:p>0.0</text:p>
          </table:table-cell>
          <table:table-cell/>
          <table:table-cell office:value-type="float" office:value="25" calcext:value-type="float">
            <text:p>25</text:p>
          </table:table-cell>
          <table:table-cell table:formula="of:=CONCATENATE(&quot;\tcp{&quot;; ROUND([.X17] * 100; -1); &quot;}&quot;)" office:value-type="string" office:string-value="\tcp{0}" calcext:value-type="string">
            <text:p>\tcp{0}</text:p>
          </table:table-cell>
          <table:table-cell table:formula="of:=[.U17]/[.$Z17]" office:value-type="float" office:value="0.936750599520384" calcext:value-type="float">
            <text:p>0.9</text:p>
          </table:table-cell>
          <table:table-cell table:formula="of:= [.W17] / [.W$19]" office:value-type="float" office:value="0.0364208633093525" calcext:value-type="float">
            <text:p>0.0</text:p>
          </table:table-cell>
          <table:table-cell/>
          <table:table-cell office:value-type="float" office:value="26.688" calcext:value-type="float">
            <text:p>26.69</text:p>
          </table:table-cell>
        </table:table-row>
        <table:table-row table:style-name="ro1">
          <table:table-cell table:number-columns-repeated="5"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</table:table-row>
        <table:table-row table:style-name="ro1">
          <table:table-cell table:number-columns-repeated="5"/>
          <table:table-cell table:style-name="Default" table:formula="of:= MAX([.F$3:.F$17])" office:value-type="float" office:value="11.7647058823529" calcext:value-type="float">
            <text:p>11.7647058823529</text:p>
          </table:table-cell>
          <table:table-cell table:style-name="Default" table:number-columns-repeated="2"/>
          <table:table-cell table:number-columns-repeated="2"/>
          <table:table-cell table:style-name="Default" table:formula="of:= MAX([.K$3:.K$17])" office:value-type="float" office:value="146.282973621103" calcext:value-type="float">
            <text:p>146.282973621103</text:p>
          </table:table-cell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formula="of:= MAX([.R$3:.R$17])" office:value-type="float" office:value="5.53097345132743" calcext:value-type="float">
            <text:p>5.53097345132743</text:p>
          </table:table-cell>
          <table:table-cell table:style-name="Default" table:number-columns-repeated="2"/>
          <table:table-cell table:number-columns-repeated="2"/>
          <table:table-cell table:style-name="Default" table:formula="of:= MAX([.W$3:.W$17])" office:value-type="float" office:value="25.7201646090535" calcext:value-type="float">
            <text:p>25.7201646090535</text:p>
          </table:table-cell>
          <table:table-cell table:style-name="Default" table:number-columns-repeated="3"/>
        </table:table-row>
        <table:table-row table:style-name="ro1" table:number-rows-repeated="7">
          <table:table-cell table:number-columns-repeated="5"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office:value-type="string" calcext:value-type="string">
            <text:p>Generated Comparison Link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</table:table-row>
        <table:table-row table:style-name="ro1">
          <table:table-cell/>
          <table:table-cell table:formula="of:=CONCATENATE(&quot;https://ec2instances.info/?region=us-east-1&amp;compare_on=true&amp;selected=&quot;; COM.MICROSOFT.TEXTJOIN(&quot;xlarge,&quot;;1;[.B3:.B17]); &quot;xlarge&quot;)" office:value-type="string" office:string-value="https://ec2instances.info/?region=us-east-1&amp;compare_on=true&amp;selected=c5n.18xlarge,c5.24xlarge,z1d.12xlarge,c5d.24xlarge,m5.24xlarge,i3.16xlarge,m5d.24xlarge,m5n.24xlarge,r5.24xlarge,m5dn.24xlarge,r5d.24xlarge,r5n.24xlarge,r5dn.24xlarge,i3en.24xlarge,x1e.32xlarge" calcext:value-type="string">
            <text:p>https://ec2instances.info/?region=us-east-1&amp;compare_on=true&amp;selected=c5n.18xlarge,c5.24xlarge,z1d.12xlarge,c5d.24xlarge,m5.24xlarge,i3.16xlarge,m5d.24xlarge,m5n.24xlarge,r5.24xlarge,m5dn.24xlarge,r5d.24xlarge,r5n.24xlarge,r5dn.24xlarge,i3en.24xlarge,x1e.32xlarge</text:p>
          </table:table-cell>
          <table:table-cell table:number-columns-repeated="3"/>
          <table:table-cell table:style-name="Default" table:number-columns-repeated="3"/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/>
          <table:table-cell table:style-name="Default" table:number-columns-repeated="3"/>
          <table:table-cell table:number-columns-repeated="2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number:number-style style:name="N122">
      <number:number number:decimal-places="1" loext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21">00/00/0000</text:date>, <text:time style:data-style-name="N2" text:time-value="09:39:32.81280490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0T09:04:21.431630856</meta:creation-date>
    <dc:date>2020-08-21T09:42:17.823773645</dc:date>
    <meta:editing-duration>PT44M52S</meta:editing-duration>
    <meta:editing-cycles>17</meta:editing-cycles>
    <meta:generator>LibreOffice/6.4.4.2$Linux_X86_64 LibreOffice_project/40$Build-2</meta:generator>
    <meta:document-statistic meta:table-count="1" meta:cell-count="335" meta:object-count="0"/>
  </office:meta>
</office:document-meta>
</file>